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218" officeooo:paragraph-rsid="00088218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729fcf" draw:fill="solid" draw:fill-color="#cfe7f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729fcf" draw:fill="solid" draw:fill-color="#cfe7f5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579d1c"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579d1c"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d320"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2" svg:width="1.7051in" svg:height="1.5449in" svg:x="2.539in" svg:y="0.4917in"><text:p text:style-name="P2">ViewerController</text:p></draw:rect><draw:custom-shape text:anchor-type="paragraph" draw:z-index="1" draw:style-name="gr2" draw:text-style-name="P3" svg:width="1.5087in" svg:height="0.4217in" svg:x="0.8854in" svg:y="0.6453in"><text:p text:style-name="P2"><text:span text:style-name="T1">żądanie HTTP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2" draw:style-name="gr3" draw:text-style-name="P2" svg:width="1.7394in" svg:height="1.1177in" svg:x="5.6661in" svg:y="0.7398in"><text:p text:style-name="P2">Serwer urządzeń</text:p></draw:rect><draw:rect text:anchor-type="paragraph" draw:z-index="3" draw:style-name="gr1" draw:text-style-name="P2" svg:width="1.2004in" svg:height="1.5449in" svg:x="-0.4634in" svg:y="0.472in"><text:p text:style-name="P2">Widok projektu</text:p></draw:rect><draw:custom-shape text:anchor-type="paragraph" draw:z-index="4" draw:style-name="gr2" draw:text-style-name="P4" svg:width="1.4213in" svg:height="0.4039in" svg:x="0.9071in" svg:y="1.5472in"><text:p><text:span text:style-name="T1">odpowiedź HTTP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4" draw:text-style-name="P2" svg:width="0.985in" svg:height="1.2217in" svg:x="4.4402in" svg:y="0.7008in"><text:p text:style-name="P2">nowe </text:p><text:p text:style-name="P2">wartości </text:p><text:p text:style-name="P2">zmiennych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6" draw:style-name="gr5" draw:text-style-name="P5" svg:width="0.7941in" svg:height="0.474in" svg:x="3.3945in" svg:y="1.5071in"><text:p text:style-name="P2"><text:span text:style-name="T2">aktualne </text:span></text:p><text:p text:style-name="P2"><text:span text:style-name="T2">zmienne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6:33:04.342562057</meta:creation-date>
    <meta:editing-duration>PT53S</meta:editing-duration>
    <meta:editing-cycles>5</meta:editing-cycles>
    <meta:generator>LibreOffice/4.2.8.2$Linux_X86_64 LibreOffice_project/420m0$Build-2</meta:generator>
    <meta:initial-creator>Mikolaj </meta:initial-creator>
    <dc:date>2016-03-22T22:15:28.511531938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